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text-position="super 66.6%"/>
    </style:style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>
      <style:paragraph-properties fo:margin-left="0.75in">
        <style:tab-stops/>
      </style:paragraph-properties>
    </style:style>
    <style:style style:name="P12" style:parent-style-name="Standard" style:family="paragraph">
      <style:paragraph-properties fo:margin-left="0.75in">
        <style:tab-stops/>
      </style:paragraph-properties>
    </style:style>
    <style:style style:name="P13" style:parent-style-name="Standard" style:family="paragraph">
      <style:paragraph-properties fo:margin-left="0.75in">
        <style:tab-stops/>
      </style:paragraph-properties>
    </style:style>
    <style:style style:name="P14" style:parent-style-name="Standard" style:family="paragraph">
      <style:paragraph-properties fo:margin-left="0.75in">
        <style:tab-stops/>
      </style:paragraph-properties>
    </style:style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>
      <style:paragraph-properties fo:margin-left="1in">
        <style:tab-stops/>
      </style:paragraph-properties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>
      <style:paragraph-properties fo:margin-left="0.75in">
        <style:tab-stops/>
      </style:paragraph-properties>
    </style:style>
    <style:style style:name="P30" style:parent-style-name="Standard" style:family="paragraph"/>
    <style:style style:name="P31" style:parent-style-name="Standard" style:family="paragraph"/>
  </office:automatic-styles>
  <office:body>
    <office:text text:use-soft-page-breaks="true">
      <text:p text:style-name="P1"><text:span text:style-name="T2">CS330: Programming Language Project (PLP)</text:span></text:p>
      <text:p text:style-name="P3"><text:span text:style-name="T4">Assignment 1: Language selection and overview</text:span></text:p>
      <text:p text:style-name="P5"/>
      <text:p text:style-name="Standard"/>
      <text:p text:style-name="Standard"/>
      <text:p text:style-name="Standard">For this assignment, you will pick the programming language that you want to use for the PLP. <text:s/>This is the language that you will use for the<text:s/>rest of the semester and for your final project, so make sure that it's a language that has good documentation, either in books or on the Internet.</text:p>
      <text:p text:style-name="Standard"/>
      <text:p text:style-name="Standard">You must check with me for approval before selecting your language. <text:s/>At most only 2 students can work on the same language, and signing up is first-come, first-serve. <text:s/>(You should probably pick your language by Tuesday the 8<text:span text:style-name="T6">th</text:span>.)</text:p>
      <text:p text:style-name="Standard"/>
      <text:p text:style-name="Standard">Assignment 1 is all about learning what your language's basic properties are, and what it's used for. <text:s/>Select your language, and answer the following questions about it.</text:p>
      <text:p text:style-name="Standard"/>
      <text:list text:style-name="WWNum1">
        <text:list-item text:start-value="1">
          <text:p text:style-name="P7">What is the name of your language?</text:p>
        </text:list-item>
      </text:list>
      <text:list text:style-name="LFO3" text:continue-numbering="true">
        <text:list-item>
          <text:p text:style-name="P8">Swift</text:p>
        </text:list-item>
      </text:list>
      <text:p text:style-name="Standard"/>
      <text:list text:style-name="WWNum1" text:continue-numbering="true">
        <text:list-item>
          <text:p text:style-name="P9">When/where was it created, and by whom? <text:s/>Was it written to address a particular problem or need?</text:p>
        </text:list-item>
      </text:list>
      <text:list text:style-name="LFO3" text:continue-numbering="true">
        <text:list-item>
          <text:p text:style-name="P10">Swift was developed by :</text:p>
        </text:list-item>
      </text:list>
      <text:p text:style-name="P11">Chris Lattner, Doug Gregor, John McCall, Ted Kremenek, Joe Groff, and Apple Inc.</text:p>
      <text:p text:style-name="P12">It first appeared in June 2, 2014<text:s/>and was released on Sept 9, 2014.</text:p>
      <text:p text:style-name="P13">It was developed by Apple Inc. to work with Apple’s framework and the large body of existing Objective-C code written for Apple products.</text:p>
      <text:p text:style-name="P14"/>
      <text:list text:style-name="WWNum1" text:continue-numbering="true">
        <text:list-item>
          <text:p text:style-name="P15">Is is primarily structural, functional, scripted, object-oriented, or a combination of<text:s/>these? <text:s/>Or something else?</text:p>
        </text:list-item>
      </text:list>
      <text:list text:style-name="LFO3" text:continue-numbering="true">
        <text:list-item>
          <text:p text:style-name="P16">Swift is<text:s/>structural, functional and<text:s/>object-oriented.</text:p>
        </text:list-item>
      </text:list>
      <text:p text:style-name="Standard"><text:s/></text:p>
      <text:list text:style-name="WWNum1" text:continue-numbering="true">
        <text:list-item>
          <text:p text:style-name="P17">Is it compiled or interpreted, or a combination? <text:s/>Does it use a virtual machine?</text:p>
        </text:list-item>
      </text:list>
      <text:list text:style-name="LFO3" text:continue-numbering="true">
        <text:list-item>
          <text:p text:style-name="P18">Swift is a compiled language and it doesn’t use a virtual machine.</text:p>
        </text:list-item>
      </text:list>
      <text:p text:style-name="Standard"/>
      <text:list text:style-name="WWNum1" text:continue-numbering="true">
        <text:list-item>
          <text:p text:style-name="P19">What types of programming is your language primarily used for (ex: web sites, video games, mobile devices, parsing, etc.). <text:s/>If your<text:s/>language is multi-purpose, provide some examples of different projects it's been used for.</text:p>
        </text:list-item>
      </text:list>
      <text:list text:style-name="LFO3" text:continue-numbering="true">
        <text:list-item>
          <text:p text:style-name="P20">It is a general-purpose language used for iOS, iPadOS, macOS, watchOS, tvOS and Linux.</text:p>
        </text:list-item>
      </text:list>
      <text:p text:style-name="Standard"/>
      <text:list text:style-name="WWNum1" text:continue-numbering="true">
        <text:list-item>
          <text:p text:style-name="P21">Search on Github.com for your language: what are the 3 most popular projects (the ones with the most stars) involving your language?</text:p>
        </text:list-item>
      </text:list>
      <text:list text:style-name="LFO3" text:continue-numbering="true">
        <text:list-item>
          <text:p text:style-name="P22">Three popular projects on swift are:</text:p>
          <text:list text:continue-numbering="true">
            <text:list-item>
              <text:p text:style-name="P23"><text:a xlink:href="https://github.com/Alamofire/Alamofire" office:target-frame-name="_top" xlink:show="replace"><text:span text:style-name="Hyperlink">https://github.com/Alamofire/Alamofire</text:span></text:a><text:s/>with 34.3k stars</text:p>
            </text:list-item>
            <text:list-item>
              <text:p text:style-name="P24"><text:a xlink:href="https://github.com/shadowsocks/ShadowsocksX-NG%20with%2028.4" office:target-frame-name="_top" xlink:show="replace"><text:span text:style-name="Hyperlink">https://github.com/shadowsocks/ShadowsocksX-NG<text:s/></text:span>with 28.4</text:a>k stars</text:p>
            </text:list-item>
            <text:list-item>
              <text:p text:style-name="P25"><text:a xlink:href="https://github.com/iina/iina%20with%2024.8" office:target-frame-name="_top" xlink:show="replace"><text:span text:style-name="Hyperlink">https://github.com/iina/iina</text:span><text:s/>with 24.8</text:a>k stars</text:p>
            </text:list-item>
          </text:list>
        </text:list-item>
      </text:list>
      <text:p text:style-name="P26"/>
      <text:list text:style-name="WWNum1" text:continue-numbering="true">
        <text:list-item>
          <text:p text:style-name="P27">Where will you get information about this language when it's time to start programming in it? <text:s/>At the end of your assignment, provide a <text:s/>list of the names of books, website URLs, or any<text:s/><text:soft-page-break/>other resources that relate to your language in particular.</text:p>
        </text:list-item>
      </text:list>
      <text:list text:style-name="LFO3" text:continue-numbering="true">
        <text:list-item>
          <text:p text:style-name="P28">I will mostly be using the documentation which can be accessed from:<text:s/><text:a xlink:href="https://swift.org/documentation/" office:target-frame-name="_top" xlink:show="replace"><text:span text:style-name="Hyperlink">https://swift.org/documentation/</text:span></text:a></text:p>
        </text:list-item>
      </text:list>
      <text:p text:style-name="P29"/>
      <text:p text:style-name="Standard">Reference:</text:p>
      <text:list text:style-name="LFO4" text:continue-numbering="true">
        <text:list-item>
          <text:p text:style-name="P30"><text:a xlink:href="https://en.wikipedia.org/wiki/Swift_(programming_language)" office:target-frame-name="_top" xlink:show="replace"><text:span text:style-name="Hyperlink">https://en.wikipedia.org/wiki/Swift_(programming_language)</text:span></text:a></text:p>
        </text:list-item>
        <text:list-item>
          <text:p text:style-name="P31"><text:a xlink:href="https://swift.org/documentation/" office:target-frame-name="_top" xlink:show="replace"><text:span text:style-name="Hyperlink">https://swift.org/documentation/</text:span></text:a></text:p>
        </text:list-item>
      </text:list>
      <text:p text:style-name="Standard"/>
      <text:p text:style-name="Standard">The answers to these questions will be put in a GitHub repository that you create, which you will send me a link to. <text:s/>Make sure that your answers are clear, accurate, and fully-formed: remember that these tutorials are public, and GitHub users don't have the context of the assignment that you do.</text:p>
      <text:p text:style-name="Standard"><text:s/>Explain the reasoning behind the answers as much as possible. <text:s/>If there is no clear-cut answer to a question, explain why not. <text:s/>And cite your sources! <text:s/></text:p>
      <text:p text:style-name="Standard"/>
      <text:p text:style-name="Standard">A sample GitHub tutorial (for Perl) can be found here:<text:s/><text:a xlink:href="https://github.com/amber-stubbs/PerlTutorial" office:target-frame-name="_top" xlink:show="replace"><text:span text:style-name="Hyperlink">https://github.com/amber-stubbs/PerlTutorial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Wingdings" style:font-name-asian="Liberation Serif" style:font-name-complex="Liberation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erif" style:font-name-asian="Liberation Serif" style:font-name-complex="Liberation Seri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gyee Nepal</meta:initial-creator>
    <dc:creator>Pragyee Nepal</dc:creator>
    <meta:creation-date>2020-09-03T20:03:00Z</meta:creation-date>
    <dc:date>2020-09-10T20:12:00Z</dc:date>
    <meta:template xlink:href="Normal" xlink:type="simple"/>
    <meta:editing-cycles>3</meta:editing-cycles>
    <meta:editing-duration>PT3300S</meta:editing-duration>
    <meta:document-statistic meta:page-count="2" meta:paragraph-count="7" meta:word-count="541" meta:character-count="3618" meta:row-count="25" meta:non-whitespace-character-count="3084"/>
  </office:meta>
</office:document-meta>
</file>